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0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1.99mm" fo:break-before="auto" style:use-optimal-row-height="false"/>
    </style:style>
    <style:style style:name="ro6" style:family="table-row">
      <style:table-row-properties style:row-height="11.01mm" fo:break-before="auto" style:use-optimal-row-height="false"/>
    </style:style>
    <style:style style:name="ro7" style:family="table-row">
      <style:table-row-properties style:row-height="14.01mm" fo:break-before="auto" style:use-optimal-row-height="false"/>
    </style:style>
    <style:style style:name="ro8" style:family="table-row">
      <style:table-row-properties style:row-height="12.4mm" fo:break-before="auto" style:use-optimal-row-height="tru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4.52mm" fo:break-before="page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004586" style:text-align-source="fix" style:repeat-content="false" fo:wrap-option="wrap" fo:border="0.74pt solid #004586" fo:padding="1.01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16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name-asian="Arial" style:font-size-asian="14pt" style:font-weight-asian="bold" style:font-name-complex="Lucidasans" style:font-size-complex="14pt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Hack" fo:font-size="14pt" fo:language="none" fo:country="none" fo:font-weight="bold" style:font-name-asian="Droid Sans" style:font-size-asian="14pt" style:language-asian="none" style:country-asian="none" style:font-weight-asian="bold" style:font-name-complex="Droid Sans" style:font-size-complex="14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4586" style:text-align-source="fix" style:repeat-content="false" fo:border="0.74pt solid #004586" fo:padding="1.01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2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3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3" style:family="table-cell" style:parent-style-name="Default">
      <style:text-properties style:font-name="Anonymous Pro" fo:font-size="28pt" style:font-size-asian="28pt" style:font-size-complex="28pt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ffff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fff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transparent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ffff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RAGIC BRK" fo:font-size="26pt" style:font-size-asian="26pt" style:font-size-complex="26pt"/>
    </style:style>
    <style:style style:name="T2" style:family="text">
      <style:text-properties fo:font-size="32pt" fo:letter-spacing="1.06mm" style:font-size-asian="32pt" style:font-size-complex="32pt"/>
    </style:style>
    <style:style style:name="T3" style:family="text">
      <style:text-properties style:font-size-asian="14pt" style:font-size-complex="14pt"/>
    </style:style>
    <style:style style:name="T4" style:family="text">
      <style:text-properties style:font-name="Hack" style:font-size-asian="14pt" style:font-size-complex="14pt"/>
    </style:style>
    <style:style style:name="T5" style:family="text">
      <style:text-properties style:font-name="Hack" style:font-name-asian="Arial" style:font-name-complex="Lucidasans" style:font-size-asian="14pt" style:font-size-complex="14pt"/>
    </style:style>
  </office:automatic-styles>
  <office:body>
    <office:spreadsheet>
      <table:table table:name="Présentations" table:style-name="ta1" table:print-ranges="Présentations.A1:Présentations.C5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number-columns-repeated="992" table:default-cell-style-name="ce8"/>
        <table:table-column table:style-name="co3" table:number-columns-repeated="29" table:default-cell-style-name="Default"/>
        <table:table-row table:style-name="ro1">
          <table:table-cell table:style-name="ce28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43" office:value-type="string" calcext:value-type="string">
            <text:p>iproute2 &amp; Co v1.1.1</text:p>
            <text:p/>
            <text:p>inetdoc.net</text:p>
            <text:p>Copyright © 2018 Philippe LATU – GNU FDLv1.3</text:p>
          </table:table-cell>
          <table:table-cell table:style-name="Default" table:number-columns-repeated="430"/>
          <table:table-cell table:style-name="ce22" table:number-columns-repeated="560"/>
          <table:table-cell table:style-name="ce23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16" office:value-type="string" calcext:value-type="string">
            <text:p>Démarrage | Arrêt de la configuration système définie dans /etc/network/interfaces</text:p>
          </table:table-cell>
          <table:table-cell table:style-name="ce10"/>
          <table:table-cell table:style-name="ce16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1" table:number-columns-repeated="843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Démarrage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4 connus via ARP (Address Resolution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0" office:value-type="string" calcext:value-type="string">
            <text:p>$ sudo ifup eth0</text:p>
          </table:table-cell>
          <table:table-cell table:style-name="ce11"/>
          <table:table-cell table:style-name="ce34" office:value-type="string" calcext:value-type="string">
            <text:p>$ ip -4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rrêt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6 connus via NDP (Neighbor Discovery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ifdown eth0</text:p>
          </table:table-cell>
          <table:table-cell table:style-name="ce11"/>
          <table:table-cell table:style-name="ce34" office:value-type="string" calcext:value-type="string">
            <text:p>$ ip -6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16" office:value-type="string" calcext:value-type="string">
            <text:p>Démarrage | Arrêt de la configuration définie via Network Manager</text:p>
          </table:table-cell>
          <table:table-cell table:style-name="ce44"/>
          <table:table-cell table:style-name="ce16" office:value-type="string" calcext:value-type="string">
            <text:p>Recensement des voisins IPv6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Liste des interfaces pilotées par Network Manager</text:p>
          </table:table-cell>
          <table:table-cell table:style-name="ce41"/>
          <table:table-cell table:style-name="ce29" office:value-type="string" calcext:value-type="string">
            <text:p>Liste des hôte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nmcli dev status</text:p>
          </table:table-cell>
          <table:table-cell table:style-name="ce11"/>
          <table:table-cell table:style-name="ce34" office:value-type="string" calcext:value-type="string">
            <text:p>$ ping ff02::1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Démarrage du service Network Manager</text:p>
          </table:table-cell>
          <table:table-cell table:style-name="ce41"/>
          <table:table-cell table:style-name="ce29" office:value-type="string" calcext:value-type="string">
            <text:p>Liste des routeur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systemctl start NetworkManager</text:p>
          </table:table-cell>
          <table:table-cell table:style-name="ce11"/>
          <table:table-cell table:style-name="ce34" office:value-type="string" calcext:value-type="string">
            <text:p>$ ping ff02::2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6">
          <table:table-cell table:style-name="ce29" office:value-type="string" calcext:value-type="string">
            <text:p>Arrêt du service Network Manager</text:p>
          </table:table-cell>
          <table:table-cell table:style-name="ce11"/>
          <table:table-cell table:style-name="ce16" office:value-type="string" calcext:value-type="string">
            <text:p>Affichage des tables de routage IPv4 et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31" office:value-type="string" calcext:value-type="string">
            <text:p>$ sudo systemctl stop NetworkManager</text:p>
          </table:table-cell>
          <table:table-cell table:style-name="ce11"/>
          <table:table-cell table:style-name="ce29" office:value-type="string" calcext:value-type="string">
            <text:p>Table de routage IPv4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16" office:value-type="string" calcext:value-type="string">
            <text:p>Activation | Désactivation d'une interface au niveau liaison</text:p>
          </table:table-cell>
          <table:table-cell table:style-name="ce11"/>
          <table:table-cell table:style-name="ce34" office:value-type="string" calcext:value-type="string">
            <text:p>$ ip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ctivation de l'interface eth0</text:p>
          </table:table-cell>
          <table:table-cell table:style-name="ce41"/>
          <table:table-cell table:style-name="ce29" office:value-type="string" calcext:value-type="string">
            <text:p>Table de routage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ip link set dev eth0 up</text:p>
          </table:table-cell>
          <table:table-cell table:style-name="ce11"/>
          <table:table-cell table:style-name="ce34" office:value-type="string" calcext:value-type="string">
            <text:p>$ ip -6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Désactivation de l'interface eth0</text:p>
          </table:table-cell>
          <table:table-cell table:style-name="ce41"/>
          <table:table-cell table:style-name="ce29" office:value-type="string" calcext:value-type="string">
            <text:p>Décision de routage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sudo ip link set dev eth0 down</text:p>
          </table:table-cell>
          <table:table-cell table:style-name="ce41"/>
          <table:table-cell table:style-name="ce34" office:value-type="string" calcext:value-type="string">
            <text:p><text:span text:style-name="T3">$ ip route get 9.9.9.9</text:span></text:p>
            <text:p><text:span text:style-name="T3">$ ip route get 2620:fe::fe</text:span>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8">
          <table:table-cell table:style-name="ce16" office:value-type="string" calcext:value-type="string">
            <text:p>Affichage des statistiques d'une interface</text:p>
          </table:table-cell>
          <table:table-cell table:style-name="ce11"/>
          <table:table-cell table:style-name="ce2" office:value-type="string" calcext:value-type="string">
            <text:p>Ajout | Suppression de la route vers la passerelle par défaut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u niveau liaison</text:p>
          </table:table-cell>
          <table:table-cell table:style-name="ce41"/>
          <table:table-cell table:style-name="ce29" office:value-type="string" calcext:value-type="string">
            <text:p>Ajout de la route par défaut IPv4 et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ip -s link ls dev eth0</text:p>
          </table:table-cell>
          <table:table-cell table:style-name="ce45"/>
          <table:table-cell table:style-name="ce34" office:value-type="string" calcext:value-type="string">
            <text:p><text:span text:style-name="T3">$ sudo ip route add default via 10.0.0.6</text:span></text:p>
            <text:p><text:span text:style-name="T3">$ sudo ip -6 route add default via 2001:db8:ca:fe::fe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u niveau périphérique</text:p>
          </table:table-cell>
          <table:table-cell table:style-name="ce46"/>
          <table:table-cell table:style-name="ce29" office:value-type="string" calcext:value-type="string">
            <text:p>Suppression de la route par défaut IPv4 et IPv6</text:p>
          </table:table-cell>
          <table:table-cell table:style-name="ce53" table:number-columns-repeated="990"/>
          <table:table-cell table:style-name="ce62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sudo ethtool -S eth0</text:p>
          </table:table-cell>
          <table:table-cell table:style-name="ce45"/>
          <table:table-cell table:style-name="ce31" office:value-type="string" calcext:value-type="string">
            <text:p><text:span text:style-name="T4">$ sudo ip route del default</text:span></text:p>
            <text:p><text:span text:style-name="T5">$ sudo ip -6 route del default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16" office:value-type="string" calcext:value-type="string">
            <text:p>Affichage de la liste des adresses d'une interface</text:p>
          </table:table-cell>
          <table:table-cell table:style-name="ce45"/>
          <table:table-cell table:style-name="ce16" office:value-type="string" calcext:value-type="string">
            <text:p>Ajout | Suppression d'une route statique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ip addr ls dev eth0</text:p>
          </table:table-cell>
          <table:table-cell table:style-name="ce47"/>
          <table:table-cell table:style-name="ce29" office:value-type="string" calcext:value-type="string">
            <text:p>Ajout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7">
          <table:table-cell table:style-name="ce16" office:value-type="string" calcext:value-type="string">
            <text:p>Ajout | Suppression d'adresse IPv4 ou IPv6 à une interface</text:p>
          </table:table-cell>
          <table:table-cell table:style-name="ce45"/>
          <table:table-cell table:style-name="ce34" office:value-type="string" calcext:value-type="string">
            <text:p><text:span text:style-name="T3">$ sudo ip route add 10.1.0.0/22 via 10.0.0.10</text:span></text:p>
            <text:p><text:span text:style-name="T3">$ sudo ip -6 route add 2001:db8:2::/64 via 2001:db8:1::f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jout d'adresses IPv4 et IPv6 pour l'interface eth0</text:p>
          </table:table-cell>
          <table:table-cell table:style-name="ce47"/>
          <table:table-cell table:style-name="ce29" office:value-type="string" calcext:value-type="string">
            <text:p>Suppression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7">
          <table:table-cell table:style-name="ce34" office:value-type="string" calcext:value-type="string">
            <text:p><text:span text:style-name="T3">$ sudo ip addr add 10.0.0.1/29 brd + dev eth0</text:span></text:p>
            <text:p><text:span text:style-name="T3">$ sudo ip -6 addr add 2001:db8:ca:fe::1/64 dev eth0</text:span></text:p>
          </table:table-cell>
          <table:table-cell table:style-name="ce45"/>
          <table:table-cell table:style-name="ce34" office:value-type="string" calcext:value-type="string">
            <text:p><text:span text:style-name="T3">$ sudo ip route del 10.1.0.0/22</text:span></text:p>
            <text:p><text:span text:style-name="T3">$ sudo ip -6 route del 2001:db8:ca:fe:1::/64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8">
          <table:table-cell table:style-name="ce29" office:value-type="string" calcext:value-type="string">
            <text:p>Suppression d'adresses IPv4 et IPv6 pour l'interface eth0</text:p>
          </table:table-cell>
          <table:table-cell table:style-name="ce45"/>
          <table:table-cell table:style-name="ce16" office:value-type="string" calcext:value-type="string">
            <text:p>Validation | Configuration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<text:span text:style-name="T3">$ sudo ip addr del 10.0.0.1/29 dev eth0</text:span></text:p>
            <text:p><text:span text:style-name="T3">$ sudo ip -6 addr del 2001:db8:ca:fe::1/64 dev eth0</text:span></text:p>
          </table:table-cell>
          <table:table-cell table:style-name="ce45"/>
          <table:table-cell table:style-name="ce29" office:value-type="string" calcext:value-type="string">
            <text:p>Validation du fonctionnement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16" office:value-type="string" calcext:value-type="string">
            <text:p>Suppression des adresses IPv4 et IPv6 d'une interface</text:p>
          </table:table-cell>
          <table:table-cell table:style-name="ce45"/>
          <table:table-cell table:style-name="ce31" office:value-type="string" calcext:value-type="string">
            <text:p>$ dig +short www.inetdoc.net</text:p>
            <text:p>$ dig +short aaaa <text:a xlink:href="http://www.inetdoc.net/" xlink:type="simple">www.inetdoc.net</text:a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$ sudo ip addr flush dev eth0</text:p>
          </table:table-cell>
          <table:table-cell table:style-name="ce45"/>
          <table:table-cell table:style-name="ce29" office:value-type="string" calcext:value-type="string">
            <text:p>Configuration manuelle avec les adresses IPv4 et IPv6 du service Google</text:p>
            <text:p>Attention ! /etc/resolv.conf ne doit pas être géré par NetworkManager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16" office:value-type="string" calcext:value-type="string">
            <text:p>Création d'interface ou de sous-interface</text:p>
          </table:table-cell>
          <table:table-cell table:style-name="ce45"/>
          <table:table-cell table:style-name="ce31" office:value-type="string" calcext:value-type="string">
            <text:p>$ sudo sh -c "echo nameserver 9.9.9.9 &gt;/etc/resolv.conf"</text:p>
            <text:p>$ sudo sh -c "echo nameserver 2620:fe::fe &gt;&gt;/etc/resolv.conf"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Sous-interface associée à un numéro de Vlan : trames IEEE802.1Q</text:p>
          </table:table-cell>
          <table:table-cell table:style-name="ce45"/>
          <table:table-cell table:style-name="ce16" office:value-type="string" calcext:value-type="string">
            <text:p>Utilisation du service multicast DNS (mDN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sudo ip link add link eth0 name eth0.99 type vlan id 99</text:p>
          </table:table-cell>
          <table:table-cell table:style-name="ce45"/>
          <table:table-cell table:style-name="ce29" office:value-type="string" calcext:value-type="string">
            <text:p>Entrée hosts: du ficher /etc/nsswitch.conf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Interface tap «cordon de brassage» : KVM + openvswitch </text:p>
          </table:table-cell>
          <table:table-cell table:style-name="ce44"/>
          <table:table-cell table:style-name="ce34" office:value-type="string" calcext:value-type="string">
            <text:p>hosts: <text:s text:c="3"/>files mdns_minimal [NOTFOUND=return] dns m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sudo ip tuntap add mode tap dev tap0 group kvm</text:p>
          </table:table-cell>
          <table:table-cell table:style-name="ce47"/>
          <table:table-cell table:style-name="ce29" office:value-type="string" calcext:value-type="string">
            <text:p>Liste des voisins (mDNS|bonjour)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5">
          <table:table-cell table:style-name="ce16" office:value-type="string" calcext:value-type="string">
            <text:p>Gestion des espaces de noms (réseaux isolés)</text:p>
          </table:table-cell>
          <table:table-cell table:style-name="ce45"/>
          <table:table-cell table:style-name="ce31" office:value-type="string" calcext:value-type="string">
            <text:p>$ avahi-browse -a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Création d’un nouvel espace (exemple : vert)</text:p>
          </table:table-cell>
          <table:table-cell table:style-name="ce45"/>
          <table:table-cell table:style-name="ce16" office:value-type="string" calcext:value-type="string">
            <text:p>Liste des prises réseau TCP et UDP actives (socket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$ sudo ip netns add vert</text:p>
          </table:table-cell>
          <table:table-cell table:style-name="ce45"/>
          <table:table-cell table:style-name="ce31" office:value-type="string" calcext:value-type="string">
            <text:p><text:span text:style-name="T3">$ ss -autops</text:span></text:p>
            <text:p><text:span text:style-name="T3">$ ss -a '( dport = :domain or sport = :domain )'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Création d’une nouvelle paire d’interfaces de lien point à point (veth)</text:p>
          </table:table-cell>
          <table:table-cell table:style-name="ce36"/>
          <table:table-cell table:style-name="ce16" office:value-type="string" calcext:value-type="string">
            <text:p>Démarrage | Arrêt d'un service</text:p>
          </table:table-cell>
          <table:table-cell table:style-name="ce36" table:number-columns-repeated="1021"/>
        </table:table-row>
        <table:table-row table:style-name="ro5">
          <table:table-cell table:style-name="ce34" office:value-type="string" calcext:value-type="string">
            <text:p>$ sudo ip link add veth1 type veth peer name veth0</text:p>
          </table:table-cell>
          <table:table-cell table:style-name="ce36"/>
          <table:table-cell table:style-name="ce29" office:value-type="string" calcext:value-type="string">
            <text:p>Démarrage du service ssh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Affectation d’une interface à l’espace de noms</text:p>
          </table:table-cell>
          <table:table-cell table:style-name="ce36"/>
          <table:table-cell table:style-name="ce31" office:value-type="string" calcext:value-type="string">
            <text:p>$ sudo systemctl start ssh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sudo ip link set veth1 netns vert</text:p>
          </table:table-cell>
          <table:table-cell table:style-name="ce48"/>
          <table:table-cell table:style-name="ce29" office:value-type="string" calcext:value-type="string">
            <text:p>Arrêt du service ssh</text:p>
          </table:table-cell>
          <table:table-cell table:style-name="ce48" table:number-columns-repeated="1021"/>
        </table:table-row>
        <table:table-row table:style-name="ro7">
          <table:table-cell table:style-name="ce29" office:value-type="string" calcext:value-type="string">
            <text:p>Activation d’une extrémité dans un espace de noms et de l’autre dans l’espace par défaut</text:p>
          </table:table-cell>
          <table:table-cell table:style-name="ce36"/>
          <table:table-cell table:style-name="ce31" office:value-type="string" calcext:value-type="string">
            <text:p>$ sudo systemctl stop ssh</text:p>
          </table:table-cell>
          <table:table-cell table:style-name="ce36" table:number-columns-repeated="1021"/>
        </table:table-row>
        <table:table-row table:style-name="ro5">
          <table:table-cell table:style-name="ce34" office:value-type="string" calcext:value-type="string">
            <text:p>$ sudo ip netns exec vert ip link set dev veth1 up</text:p>
            <text:p>$ sudo ip link set dev veth0 up</text:p>
          </table:table-cell>
          <table:table-cell table:style-name="ce36"/>
          <table:table-cell table:style-name="ce16" office:value-type="string" calcext:value-type="string">
            <text:p>Tout premiers pas en qualité de service (QoS)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Test du voisinage réseau sur le lien point à point</text:p>
          </table:table-cell>
          <table:table-cell table:style-name="ce36"/>
          <table:table-cell table:style-name="ce29" office:value-type="string" calcext:value-type="string">
            <text:p>Liste des gestionnaires de file d’attente et statistiques 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ping ff02::1%veth0</text:p>
          </table:table-cell>
          <table:table-cell table:style-name="ce36"/>
          <table:table-cell table:style-name="ce31" office:value-type="string" calcext:value-type="string">
            <text:p>$ sudo tc -s -d qdisc show dev eth0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Liste des espaces de noms</text:p>
          </table:table-cell>
          <table:table-cell table:style-name="ce36"/>
          <table:table-cell table:style-name="ce29" office:value-type="string" calcext:value-type="string">
            <text:p>Définition du gestionnaire de file d’attente par défaut d’une interface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ip netns ls</text:p>
          </table:table-cell>
          <table:table-cell table:style-name="ce36"/>
          <table:table-cell table:style-name="ce31" office:value-type="string" calcext:value-type="string">
            <text:p>$ sudo tc qdisc add dev eth0 root fq</text:p>
          </table:table-cell>
          <table:table-cell table:style-name="ce36" table:number-columns-repeated="1021"/>
        </table:table-row>
        <table:table-row table:style-name="ro10">
          <table:table-cell table:style-name="Default" table:number-columns-repeated="995"/>
          <table:table-cell table:number-columns-repeated="29"/>
        </table:table-row>
        <table:table-row table:style-name="ro11">
          <table:table-cell table:style-name="Default" table:number-columns-repeated="995"/>
          <table:table-cell table:number-columns-repeated="29"/>
        </table:table-row>
        <table:table-row table:style-name="ro10" table:number-rows-repeated="21">
          <table:table-cell table:style-name="Default" table:number-columns-repeated="995"/>
          <table:table-cell table:number-columns-repeated="29"/>
        </table:table-row>
        <table:table-row table:style-name="ro12" table:number-rows-repeated="65495">
          <table:table-cell table:style-name="ce7" table:number-columns-repeated="225"/>
          <table:table-cell table:number-columns-repeated="799"/>
        </table:table-row>
        <table:table-row table:style-name="ro10" table:number-rows-repeated="98300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1:19:03.332510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MacOSX_X86_64 LibreOffice_project/9b0d9b32d5dcda91d2f1a96dc04c645c450872bf</meta:generator>
    <meta:creation-date>2006-01-29T15:44:48</meta:creation-date>
    <dc:date>2018-06-29T11:29:55.677377015</dc:date>
    <meta:print-date>2018-06-12T14:11:25.095884944</meta:print-date>
    <dc:language>fr-FR</dc:language>
    <meta:editing-cycles>294</meta:editing-cycles>
    <meta:editing-duration>P1DT7H14M31S</meta:editing-duration>
    <meta:printed-by>Philippe Latu</meta:printed-by>
    <meta:document-statistic meta:table-count="1" meta:cell-count="100" meta:object-count="0"/>
    <meta:user-defined meta:name="Info 1"/>
    <meta:user-defined meta:name="Info 2"/>
    <meta:user-defined meta:name="Info 3"/>
    <meta:user-defined meta:name="Info 4"/>
  </office:meta>
</office:document-meta>
</file>